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d301" officeooo:paragraph-rsid="0013d301"/>
    </style:style>
    <style:style style:name="P2" style:family="paragraph" style:parent-style-name="Standard" style:list-style-name="L1">
      <style:text-properties officeooo:rsid="0017e750" officeooo:paragraph-rsid="0017e750"/>
    </style:style>
    <style:style style:name="P3" style:family="paragraph" style:parent-style-name="Standard" style:list-style-name="L1">
      <style:text-properties officeooo:rsid="00195351" officeooo:paragraph-rsid="001a854a"/>
    </style:style>
    <style:style style:name="P4" style:family="paragraph" style:parent-style-name="Header">
      <style:paragraph-properties fo:text-align="end" style:justify-single-word="false"/>
      <style:text-properties officeooo:rsid="001c6d0b" officeooo:paragraph-rsid="001c6d0b"/>
    </style:style>
    <style:style style:name="T1" style:family="text">
      <style:text-properties officeooo:rsid="001a854a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ask 4: Theory</text:h>
      <text:p text:style-name="P1"/>
      <text:list xml:id="list2359376824" text:style-name="L1">
        <text:list-item>
          <text:p text:style-name="P2">-</text:p>
        </text:list-item>
        <text:list-item>
          <text:p text:style-name="P2">-</text:p>
        </text:list-item>
        <text:list-item>
          <text:p text:style-name="P2">-</text:p>
        </text:list-item>
        <text:list-item>
          <text:p text:style-name="P3">This error occurs to avoid erroneous calculations caused by integers and floats not having the same precision. <text:span text:style-name="T1">T</text:span>o avoid unexpected results, Oz doesn’t implicitly convert one type to the other, <text:span text:style-name="T1">and instead warns the programme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b" fo:country="N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6d0b" officeooo:paragraph-rsid="001c6d0b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agnus Conrad Hyl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20:21:06.014671138</meta:creation-date>
    <dc:date>2019-09-16T21:54:03.291979112</dc:date>
    <meta:editing-duration>PT1H22M28S</meta:editing-duration>
    <meta:editing-cycles>5</meta:editing-cycles>
    <meta:generator>LibreOffice/6.2.6.2$Linux_X86_64 LibreOffice_project/20$Build-2</meta:generator>
    <meta:document-statistic meta:table-count="0" meta:image-count="0" meta:object-count="0" meta:page-count="1" meta:paragraph-count="6" meta:word-count="48" meta:character-count="269" meta:non-whitespace-character-count="231"/>
  </office:meta>
</office:document-meta>
</file>